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3000001163673D081.png" manifest:media-type="image/png"/>
  <manifest:file-entry manifest:full-path="Pictures/10000000000002D700000156FE9930F6.png" manifest:media-type="image/png"/>
  <manifest:file-entry manifest:full-path="Pictures/10000000000002D3000001B15B811255.png" manifest:media-type="image/png"/>
  <manifest:file-entry manifest:full-path="Pictures/10000000000002D7000001789371A8EB.png" manifest:media-type="image/png"/>
  <manifest:file-entry manifest:full-path="Pictures/10000000000002D1000001AFBF842E3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7.5311in" svg:height="2.8957in" draw:z-index="0"><draw:image xlink:href="Pictures/10000000000002D3000001163673D0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7.5728in" svg:height="3.5626in" draw:z-index="1"><draw:image xlink:href="Pictures/10000000000002D700000156FE9930F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7.5728in" svg:height="3.9165in" draw:z-index="2"><draw:image xlink:href="Pictures/10000000000002D7000001789371A8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7.5102in" svg:height="4.4898in" draw:z-index="3"><draw:image xlink:href="Pictures/10000000000002D1000001AFBF842E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5" text:anchor-type="paragraph" svg:width="7.5311in" svg:height="4.5102in" draw:z-index="4"><draw:image xlink:href="Pictures/10000000000002D3000001B15B8112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3-11-15T22:50:51</meta:creation-date>
    <dc:date>2013-11-15T23:55:17</dc:date>
    <dc:creator>R@m@z@n </dc:creator>
    <meta:editing-duration>PT41M24S</meta:editing-duration>
    <meta:editing-cycles>2</meta:editing-cycles>
    <meta:generator>LibreOffice/3.5$Linux_x86 LibreOffice_project/350m1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